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0.5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das</text:p>
          </table:table-cell>
          <table:table-cell office:value-type="string">
            <text:p>neuter the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table:number-columns-repeated="2"/>
          <table:table-cell office:value-type="string">
            <text:p>der</text:p>
          </table:table-cell>
          <table:table-cell office:value-type="string">
            <text:p>masculine the</text:p>
          </table:table-cell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table:number-columns-repeated="2"/>
          <table:table-cell office:value-type="string">
            <text:p>die</text:p>
          </table:table-cell>
          <table:table-cell office:value-type="string">
            <text:p>feminine or plural the</text:p>
          </table:table-cell>
        </table:table-row>
        <table:table-row table:style-name="ro1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table:number-columns-repeated="4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table:number-columns-repeated="4"/>
        </table:table-row>
        <table:table-row table:style-name="ro1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table:number-columns-repeated="4"/>
        </table:table-row>
        <table:table-row table:style-name="ro2">
          <table:table-cell office:value-type="string">
            <text:p>abberufen</text:p>
          </table:table-cell>
          <table:table-cell office:value-type="string">
            <text:p>recall</text:p>
          </table:table-cell>
          <table:table-cell office:value-type="string">
            <text:p>Bäcker</text:p>
          </table:table-cell>
          <table:table-cell office:value-type="string">
            <text:p>baker, masculine noun</text:p>
          </table:table-cell>
          <table:table-cell table:number-columns-repeated="4"/>
        </table:table-row>
        <table:table-row table:style-name="ro2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office:value-type="string">
            <text:p>Backobst</text:p>
          </table:table-cell>
          <table:table-cell office:value-type="string">
            <text:p>dried fruit, neuter noun</text:p>
          </table:table-cell>
          <table:table-cell table:number-columns-repeated="4"/>
        </table:table-row>
        <table:table-row table:style-name="ro2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office:value-type="string">
            <text:p>Bad</text:p>
          </table:table-cell>
          <table:table-cell office:value-type="string">
            <text:p>bath,pool, spa neuter noun</text:p>
          </table:table-cell>
          <table:table-cell table:number-columns-repeated="4"/>
        </table:table-row>
        <table:table-row table:style-name="ro2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office:value-type="string">
            <text:p>Badeanstalt</text:p>
          </table:table-cell>
          <table:table-cell office:value-type="string">
            <text:p>swimming baths feminine noun</text:p>
          </table:table-cell>
          <table:table-cell table:number-columns-repeated="4"/>
        </table:table-row>
        <table:table-row table:style-name="ro2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office:value-type="string">
            <text:p>Bagger</text:p>
          </table:table-cell>
          <table:table-cell office:value-type="string">
            <text:p>excavator, dredger, masculine noun</text:p>
          </table:table-cell>
          <table:table-cell table:number-columns-repeated="4"/>
        </table:table-row>
        <table:table-row table:style-name="ro2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office:value-type="string">
            <text:p>Bahn</text:p>
          </table:table-cell>
          <table:table-cell office:value-type="string">
            <text:p>path, orbit, track,lane,run,width,railway,train,tram, Feminine noun</text:p>
          </table:table-cell>
          <table:table-cell table:number-columns-repeated="4"/>
        </table:table-row>
        <table:table-row table:style-name="ro2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office:value-type="string">
            <text:p>Bahre</text:p>
          </table:table-cell>
          <table:table-cell office:value-type="string">
            <text:p>stretcher, feminine noun</text:p>
          </table:table-cell>
          <table:table-cell table:number-columns-repeated="4"/>
        </table:table-row>
        <table:table-row table:style-name="ro2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office:value-type="string">
            <text:p>Baiser</text:p>
          </table:table-cell>
          <table:table-cell office:value-type="string">
            <text:p>meringue, neuter noun</text:p>
          </table:table-cell>
          <table:table-cell table:number-columns-repeated="4"/>
        </table:table-row>
        <table:table-row table:style-name="ro2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office:value-type="string">
            <text:p>Bake</text:p>
          </table:table-cell>
          <table:table-cell office:value-type="string">
            <text:p>beacon, feminine noun </text:p>
          </table:table-cell>
          <table:table-cell table:number-columns-repeated="4"/>
        </table:table-row>
        <table:table-row table:style-name="ro2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office:value-type="string">
            <text:p>Bakterien</text:p>
          </table:table-cell>
          <table:table-cell office:value-type="string">
            <text:p>bacteria </text:p>
          </table:table-cell>
          <table:table-cell table:number-columns-repeated="4"/>
        </table:table-row>
        <table:table-row table:style-name="ro2">
          <table:table-cell office:value-type="string">
            <text:p>abbuchen</text:p>
          </table:table-cell>
          <table:table-cell office:value-type="string">
            <text:p>debit</text:p>
          </table:table-cell>
          <table:table-cell office:value-type="string">
            <text:p>Balance</text:p>
          </table:table-cell>
          <table:table-cell office:value-type="string">
            <text:p>balance feminine noun</text:p>
          </table:table-cell>
          <table:table-cell table:number-columns-repeated="4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office:value-type="string">
            <text:p>Bald</text:p>
          </table:table-cell>
          <table:table-cell office:value-type="string">
            <text:p>soon, </text:p>
          </table:table-cell>
          <table:table-cell table:number-columns-repeated="4"/>
        </table:table-row>
        <table:table-row table:style-name="ro1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table:number-columns-repeated="6"/>
        </table:table-row>
        <table:table-row table:style-name="ro2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table:number-columns-repeated="6"/>
        </table:table-row>
        <table:table-row table:style-name="ro2">
          <table:table-cell office:value-type="string">
            <text:p>abdichten</text:p>
          </table:table-cell>
          <table:table-cell office:value-type="string">
            <text:p>seal</text:p>
          </table:table-cell>
          <table:table-cell table:number-columns-repeated="6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table:number-columns-repeated="6"/>
        </table:table-row>
        <table:table-row table:style-name="ro2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table:number-columns-repeated="6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table:number-columns-repeated="6"/>
        </table:table-row>
        <table:table-row table:style-name="ro2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table:number-columns-repeated="6"/>
        </table:table-row>
        <table:table-row table:style-name="ro2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table:number-columns-repeated="6"/>
        </table:table-row>
        <table:table-row table:style-name="ro2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table:number-columns-repeated="6"/>
        </table:table-row>
        <table:table-row table:style-name="ro2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table:number-columns-repeated="6"/>
        </table:table-row>
        <table:table-row table:style-name="ro2">
          <table:table-cell office:value-type="string">
            <text:p>abfahr</text:p>
          </table:table-cell>
          <table:table-cell office:value-type="string">
            <text:p>leave</text:p>
          </table:table-cell>
          <table:table-cell table:number-columns-repeated="6"/>
        </table:table-row>
        <table:table-row table:style-name="ro2">
          <table:table-cell office:value-type="string">
            <text:p>Abfall</text:p>
          </table:table-cell>
          <table:table-cell office:value-type="string">
            <text:p>refuse, rubbish, litter, waste, masculine noun</text:p>
          </table:table-cell>
          <table:table-cell table:number-columns-repeated="6"/>
        </table:table-row>
        <table:table-row table:style-name="ro2">
          <table:table-cell office:value-type="string">
            <text:p>abfallen</text:p>
          </table:table-cell>
          <table:table-cell office:value-type="string">
            <text:p>drop, fall, be left, slope away, sloping</text:p>
          </table:table-cell>
          <table:table-cell table:number-columns-repeated="6"/>
        </table:table-row>
        <table:table-row table:style-name="ro2">
          <table:table-cell office:value-type="string">
            <text:p>Abfallhaufen</text:p>
          </table:table-cell>
          <table:table-cell office:value-type="string">
            <text:p>rubbish dump, masculine noun</text:p>
          </table:table-cell>
          <table:table-cell table:number-columns-repeated="6"/>
        </table:table-row>
        <table:table-row table:style-name="ro2">
          <table:table-cell office:value-type="string">
            <text:p>abfallig</text:p>
          </table:table-cell>
          <table:table-cell office:value-type="string">
            <text:p>disparaging</text:p>
          </table:table-cell>
          <table:table-cell table:number-columns-repeated="6"/>
        </table:table-row>
        <table:table-row table:style-name="ro2">
          <table:table-cell office:value-type="string">
            <text:p>abfangen</text:p>
          </table:table-cell>
          <table:table-cell office:value-type="string">
            <text:p>intercept</text:p>
          </table:table-cell>
          <table:table-cell table:number-columns-repeated="6"/>
        </table:table-row>
        <table:table-row table:style-name="ro2">
          <table:table-cell office:value-type="string">
            <text:p>abfärben</text:p>
          </table:table-cell>
          <table:table-cell office:value-type="string">
            <text:p>run, not be colour fas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21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01T21:43:19.31</dc:date>
    <meta:editing-duration>PT39M12S</meta:editing-duration>
    <meta:editing-cycles>8</meta:editing-cycles>
    <meta:generator>OpenOffice/4.0.1$Win32 OpenOffice.org_project/401m5$Build-9714</meta:generator>
    <meta:document-statistic meta:table-count="3" meta:cell-count="126" meta:object-count="0"/>
  </office:meta>
</office:document-meta>
</file>